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loext:graphic-properties draw:fill="solid" draw:fill-color="#ffffff"/>
      <style:paragraph-properties fo:margin-top="0.2083in" fo:margin-bottom="0.2083in" loext:contextual-spacing="false" fo:line-height="100%" fo:background-color="#ffffff" fo:padding="0in" fo:border="none"/>
    </style:style>
    <style:style style:name="P2" style:family="paragraph" style:parent-style-name="Standard" style:master-page-name="Standard">
      <loext:graphic-properties draw:fill="solid" draw:fill-color="#ffffff"/>
      <style:paragraph-properties fo:margin-top="0.2083in" fo:margin-bottom="0.2083in" loext:contextual-spacing="false" fo:line-height="100%" style:page-number="1" fo:background-color="#ffffff" fo:padding="0in" fo:border="none"/>
    </style:style>
    <style:style style:name="T1" style:family="text">
      <style:text-properties style:font-name="Roboto" fo:font-size="12pt" style:font-name-asian="Roboto1" style:font-size-asian="12pt" style:font-name-complex="Roboto1" style:font-size-complex="12pt"/>
    </style:style>
    <style:style style:name="T2" style:family="text">
      <style:text-properties style:font-name="Roboto" fo:font-size="12pt" style:font-name-asian="Roboto1" style:font-size-asian="12pt" style:font-name-complex="Roboto1" style:font-size-complex="12pt" fo:background-color="#ffffff"/>
    </style:style>
    <style:style style:name="T3" style:family="text">
      <style:text-properties style:font-name="Roboto" fo:font-size="12pt" fo:font-weight="bold" style:font-name-asian="Roboto1" style:font-size-asian="12pt" style:font-weight-asian="bold" style:font-name-complex="Roboto1" style:font-size-complex="12pt"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Grad Descent - effect of step size</text:span></text:p>
      <text:p text:style-name="P1"><text:span text:style-name="T1">Use stochastic gradient descent always</text:span></text:p>
      <text:p text:style-name="P1"><text:span text:style-name="T1">Use normalised images - much faster convergence</text:span></text:p>
      <text:p text:style-name="Standard"><text:span text:style-name="T2">The extreme case of this is a setting where the mini-batch contains only a single example. This process is called </text:span><text:span text:style-name="T3">Stochastic Gradient Descent (SGD)</text:span><text:span text:style-name="T2"> (or also sometimes </text:span><text:span text:style-name="T3">on-line</text:span><text:span text:style-name="T2"> gradient descent). This is relatively less common to see because in practice due to vectorized code optimizations it can be computationally much more efficient to evaluate the gradient for 100 examples, than the gradient for one example 100 times. Even though SGD technically refers to using a single example at a time to evaluate the gradient, you will hear people use the term SGD even when referring to mini-batch gradient desc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4" meta:word-count="118" meta:character-count="727" meta:non-whitespace-character-count="613"/>
    <meta:generator>LibreOfficeDev/6.0.5.2$Linux_X86_64 LibreOffice_project/</meta:generator>
  </office:meta>
</office:document-meta>
</file>